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C000001E59806DE7C.png" manifest:media-type="image/png"/>
  <manifest:file-entry manifest:full-path="Pictures/1000000100000531000002F6262983CC.png" manifest:media-type="image/png"/>
  <manifest:file-entry manifest:full-path="Pictures/1000000100000331000000CE0196BE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1.6874in" draw:z-index="0"><draw:image xlink:href="Pictures/1000000100000331000000CE0196BEA7.png" xlink:type="simple" xlink:show="embed" xlink:actuate="onLoad" draw:mime-type="image/png"/></draw:frame><text:s/></text:p>
      <text:p text:style-name="Standard"><draw:frame draw:style-name="fr2" draw:name="Image2" text:anchor-type="char" svg:width="6.6929in" svg:height="3.8173in" draw:z-index="1"><draw:image xlink:href="Pictures/1000000100000531000002F6262983CC.png" xlink:type="simple" xlink:show="embed" xlink:actuate="onLoad" draw:mime-type="image/png"/></draw:frame><text:s/></text:p>
      <text:p text:style-name="Standard"><draw:frame draw:style-name="fr1" draw:name="Image3" text:anchor-type="char" svg:width="3.4583in" svg:height="5.052in" draw:z-index="2"><draw:image xlink:href="Pictures/100000010000014C000001E59806DE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cardo Della Sala</meta:initial-creator>
    <meta:creation-date>2024-10-23T01:16:43.088142528</meta:creation-date>
    <dc:date>2024-10-23T01:17:46.900769251</dc:date>
    <dc:creator>Riccardo Della Sala</dc:creator>
    <meta:editing-duration>PT1M4S</meta:editing-duration>
    <meta:editing-cycles>1</meta:editing-cycles>
    <meta:document-statistic meta:table-count="0" meta:image-count="3" meta:object-count="0" meta:page-count="1" meta:paragraph-count="2" meta:word-count="0" meta:character-count="2" meta:non-whitespace-character-count="0"/>
    <meta:generator>LibreOffice/24.2.6.2$Linux_X86_64 LibreOffice_project/420$Build-2</meta:generator>
  </office:meta>
</office:document-meta>
</file>